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6"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Verdana" fo:font-size="11pt" style:font-size-asian="11pt" style:font-size-complex="11pt"/>
    </style:style>
    <style:style style:name="P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1" style:family="paragraph" style:parent-style-name="Preformatted_20_Text">
      <style:paragraph-properties fo:margin-top="0cm" fo:margin-bottom="0.499cm"/>
    </style:style>
    <style:style style:name="P12" style:family="paragraph" style:parent-style-name="Standard" style:list-style-name="L1">
      <style:paragraph-properties fo:text-align="start" style:justify-single-word="false"/>
      <style:text-properties style:font-name="Verdana" style:text-underline-style="solid" style:text-underline-width="auto" style:text-underline-color="font-color"/>
    </style:style>
    <style:style style:name="P13" style:family="paragraph" style:parent-style-name="Standard" style:list-style-name="L4">
      <style:paragraph-properties fo:text-align="start" style:justify-single-word="false"/>
      <style:text-properties style:font-name="Verdana" style:text-underline-style="solid" style:text-underline-width="auto" style:text-underline-color="font-color"/>
    </style:style>
    <style:style style:name="P14" style:family="paragraph" style:parent-style-name="Standard" style:list-style-name="L5">
      <style:text-properties style:font-name="Verdana" style:text-underline-style="solid" style:text-underline-width="auto" style:text-underline-color="font-color"/>
    </style:style>
    <style:style style:name="P15" style:family="paragraph" style:parent-style-name="Standard" style:list-style-name="L8">
      <style:text-properties style:font-name="Verdana" style:text-underline-style="solid" style:text-underline-width="auto" style:text-underline-color="font-color"/>
    </style:style>
    <style:style style:name="P16" style:family="paragraph" style:parent-style-name="Standard" style:list-style-name="L3">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7" style:family="paragraph" style:parent-style-name="Standard" style:list-style-name="L6">
      <style:text-properties style:font-name="Verdana" fo:font-style="normal" style:text-underline-style="solid" style:text-underline-width="auto" style:text-underline-color="font-color" style:font-style-asian="normal" style:font-style-complex="normal"/>
    </style:style>
    <style:style style:name="P18" style:family="paragraph" style:parent-style-name="Standard">
      <style:text-properties style:font-name="Verdana" fo:font-size="11pt" style:text-underline-style="none" style:font-size-asian="11pt" style:font-size-complex="11pt"/>
    </style:style>
    <style:style style:name="P19" style:family="paragraph" style:parent-style-name="Standard" style:list-style-name="L9">
      <style:text-properties style:font-name="Verdana" fo:font-size="11pt" style:text-underline-style="none" style:font-size-asian="11pt" style:font-size-complex="11pt"/>
    </style:style>
    <style:style style:name="P20" style:family="paragraph" style:parent-style-name="Standard" style:list-style-name="L10">
      <style:text-properties style:font-name="Verdana" fo:font-size="11pt" style:text-underline-style="none" style:font-size-asian="11pt" style:font-size-complex="11pt"/>
    </style:style>
    <style:style style:name="P21" style:family="paragraph" style:parent-style-name="Standard" style:list-style-name="L7"/>
    <style:style style:name="P22" style:family="paragraph" style:parent-style-name="Standard" style:list-style-name="L2">
      <style:paragraph-properties fo:text-align="start" style:justify-single-word="false" fo:break-before="page"/>
      <style:text-properties style:font-name="Verdana" style:text-underline-style="solid" style:text-underline-width="auto" style:text-underline-color="font-color"/>
    </style:style>
    <style:style style:name="P23" style:family="paragraph" style:parent-style-name="Standard">
      <style:paragraph-properties fo:break-before="page"/>
      <style:text-properties style:font-name="Verdana" fo:font-size="11pt" style:text-underline-style="none" style:font-size-asian="11pt" style:font-size-complex="11pt"/>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 pgm </text:p>
      <text:p text:style-name="P1"/>
      <text:p text:style-name="P1">PGM est un format d'images bitmaps créé par Jef Poskanzer en 1988. Il découle du format PBM inventé 8 ans plus tôt. </text:p>
      <text:p text:style-name="P1">Ce format est utilisé principalement pour des images constituées de différents niveaux de gris. </text:p>
      <text:p text:style-name="P1">Les niveaux de gris sont codés à l'aide de valeur comprise entre 0 et x. x est la valeur maximale de l'intensité choisie. </text:p>
      <text:p text:style-name="P1">Par définition, un pixel noir est représenté par la valeur 0 tandis qu'un pixel blanc est lui représenté par la valeur de x.</text:p>
      <text:p text:style-name="P1"/>
      <text:p text:style-name="P1"/>
      <text:p text:style-name="P1"/>
      <text:p text:style-name="P1"/>
      <text:p text:style-name="P8">Tutoriel sur les matrices avec JAVA</text:p>
      <text:p text:style-name="P2"/>
      <text:p text:style-name="P2"/>
      <text:p text:style-name="P3"/>
      <text:list xml:id="list1639717131" text:style-name="L1">
        <text:list-item>
          <text:p text:style-name="P12">Déclaration</text:p>
          <text:p text:style-name="P12"/>
        </text:list-item>
      </text:list>
      <text:p text:style-name="P3"/>
      <text:p text:style-name="P4">En Java un tableau peut être de différents types, autant que de types de variables.</text:p>
      <text:p text:style-name="P4"/>
      <text:p text:style-name="P4">La forme générale d'une déclaration de tableau en java est la suivante :</text:p>
      <text:p text:style-name="P4"/>
      <text:p text:style-name="P4"><text:tab/>&lt;type du tableau&gt; &lt;nom du tableau&gt; [] = { &lt;contenu du tableau&gt; } ;</text:p>
      <text:p text:style-name="P4"/>
      <text:p text:style-name="P4">Par exemple, pour créer un tableau d'entiers :</text:p>
      <text:p text:style-name="P4"><text:tab/></text:p>
      <text:p text:style-name="P4"><text:tab/>int tableau_Entiers[] = {0, 1, 2, 3, 4, 5, 6, 7, 8, 9} ;</text:p>
      <text:p text:style-name="P4"/>
      <text:p text:style-name="P4">Ou encore un tableau de chaîne de caractère :</text:p>
      <text:p text:style-name="P4"/>
      <text:p text:style-name="P4"><text:tab/>String tableau_Chaines[] = {''chaine1'', ''chaine2''} ; </text:p>
      <text:p text:style-name="P4"/>
      <text:p text:style-name="P4">Ainsi on peut créer des tableaux <text:span text:style-name="T1">bidimensionnels, </text:span><text:span text:style-name="T2">de manière très simple.</text:span></text:p>
      <text:p text:style-name="P6"/>
      <text:p text:style-name="P6">Par exemple avec un tableau à deux dimensions d'entiers :</text:p>
      <text:p text:style-name="P6"/>
      <text:p text:style-name="P6"><text:tab/>int tableau2D_Entiers[][] = {{0, 1, 2} , {3, 4, 5} } ;</text:p>
      <text:p text:style-name="P6"/>
      <text:p text:style-name="P6">On peut aussi définir la taille de chaque « tableau » dans le tableau bidimensionnel sans avoir à l'initialiser avec des valeurs.</text:p>
      <text:p text:style-name="P6"/>
      <text:p text:style-name="P6"><text:tab/>Int tableau2D[5][5] ;</text:p>
      <text:p text:style-name="P6"/>
      <text:p text:style-name="P6">Ceci nous donnera un tableau de taille 5 par 5, mais il est pour l'instant vide. </text:p>
      <text:p text:style-name="P3"/>
      <text:list xml:id="list138224082" text:style-name="L2">
        <text:list-item>
          <text:p text:style-name="P22">Affectation</text:p>
        </text:list-item>
      </text:list>
      <text:p text:style-name="P3"/>
      <text:p text:style-name="P3"/>
      <text:p text:style-name="P5">On peut accéder à la valeur d'une case d'un tableau grâce à son indice. (Attention les indices d'un tableau en Java commencent à 0 )</text:p>
      <text:p text:style-name="P5"/>
      <text:p text:style-name="P5">Par exemple, tableau_Chaines[1] correspond à ''chaine2''. </text:p>
      <text:p text:style-name="P5"/>
      <text:p text:style-name="P5">Pour un tableau bidimensionnel c'est le même principe :</text:p>
      <text:p text:style-name="P5"/>
      <text:p text:style-name="P5"><text:tab/>tableau2D_Entier[1][2] = 6 ;</text:p>
      <text:p text:style-name="P5"/>
      <text:p text:style-name="P5"/>
      <text:list xml:id="list508063825" text:style-name="L3">
        <text:list-item>
          <text:p text:style-name="P16">Initialisation</text:p>
        </text:list-item>
      </text:list>
      <text:p text:style-name="P10"/>
      <text:p text:style-name="P10"/>
      <text:p text:style-name="P5">Pour initialiser toutes les valeurs du tableau bidimensionnel, il faut utiliser deux boucles ''for'' imbriquées.</text:p>
      <text:p text:style-name="P5"/>
      <text:p text:style-name="P5">Par exemple :</text:p>
      <text:p text:style-name="P5"/>
      <text:p text:style-name="P5"><text:tab/><text:span text:style-name="T3">int tableau2D_Entiers[2][3] ;</text:span></text:p>
      <text:p text:style-name="P6"/>
      <text:p text:style-name="P6"><text:tab/>for(int i = 0 ; i&lt;2 : i++){</text:p>
      <text:p text:style-name="P6"><text:tab/><text:tab/>for(int j = 0 ; j &lt;3 ; j++){</text:p>
      <text:p text:style-name="P6"><text:tab/><text:tab/><text:tab/>tableau2D_Entiers[i][j] = 0 ;</text:p>
      <text:p text:style-name="P6"><text:tab/><text:tab/>}</text:p>
      <text:p text:style-name="P6"><text:tab/>}</text:p>
      <text:p text:style-name="P6"/>
      <text:p text:style-name="P6">Au final notre tableau ressemblera à : { {0, 0, 0} , {0, 0, 0} }</text:p>
      <text:p text:style-name="P6"/>
      <text:p text:style-name="P6"/>
      <text:list xml:id="list1826854959" text:style-name="L4">
        <text:list-item>
          <text:p text:style-name="P13">Parcours</text:p>
        </text:list-item>
      </text:list>
      <text:p text:style-name="P3"/>
      <text:p text:style-name="P3"/>
      <text:p text:style-name="P5">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Création d'un tableau bidimensionnel en ada</text:p>
      <text:p text:style-name="P1"/>
      <text:list xml:id="list1934246385" text:style-name="L5">
        <text:list-item>
          <text:p text:style-name="P14">Déclaration</text:p>
        </text:list-item>
      </text:list>
      <text:p text:style-name="P1"/>
      <text:p text:style-name="P7">La déclaration se fait très facilement de la manière suivante : </text:p>
      <text:p text:style-name="P7"/>
      <text:p text:style-name="P7">type Nom_matrice is array(1..N,1..M) of type_élément ; </text:p>
      <text:p text:style-name="P7"/>
      <text:p text:style-name="P7">Le premier intervalle correspond au nombre de lignes, le second au nombre de colonnes.</text:p>
      <text:p text:style-name="P1"/>
      <text:list xml:id="list892679622" text:style-name="L6">
        <text:list-item>
          <text:p text:style-name="P17">Initialisation</text:p>
        </text:list-item>
      </text:list>
      <text:p text:style-name="P1"/>
      <text:p text:style-name="P7">L'initialisation se fait à l'aide de deux boucles FOR imbriquées l'une dans l'autre. </text:p>
      <text:p text:style-name="P7">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11"><text:span text:style-name="Source_20_Text"><text:span text:style-name="T4">end loop ;</text:span></text:span></text:p>
      <text:list xml:id="list99972124" text:style-name="L7">
        <text:list-item>
          <text:p text:style-name="P21"><text:span text:style-name="Source_20_Text"><text:span text:style-name="T5">Parcours</text:span></text:span></text:p>
        </text:list-item>
      </text:list>
      <text:p text:style-name="Standard"><text:span text:style-name="Source_20_Text"><text:span text:style-name="T5"/></text:span></text:p>
      <text:p text:style-name="P7">Pour parcourir la matrice, on utilise également l'imbrication des deux boucles FOR. On peut également indiquer le début et la fin du parcours afin de ne pas parcourir entièrement la matrice.</text:p>
      <text:p text:style-name="P7"/>
      <text:list xml:id="list391120580" text:style-name="L8">
        <text:list-item>
          <text:p text:style-name="P15">Affectation</text:p>
        </text:list-item>
      </text:list>
      <text:p text:style-name="P1"/>
      <text:p text:style-name="P7">Pour changer la valeur d'une case dans la matrice, on utilise :</text:p>
      <text:p text:style-name="P7"><text:tab/>Nom_matrice (x,y):= a </text:p>
      <text:p text:style-name="P7">Avec : x l'abscisse de la case</text:p>
      <text:p text:style-name="P7"><text:tab/>y : l'ordonnée de la case</text:p>
      <text:p text:style-name="P7"><text:tab/>a : la valeur à mettre dans la case (x,y)</text:p>
      <text:p text:style-name="P7"/>
      <text:p text:style-name="P7">Pour changer la valeur de plusieurs cases qui ont même abscisse ou ordonnée, on utilise</text:p>
      <text:p text:style-name="P7"><text:tab/>For i in a..b loop</text:p>
      <text:p text:style-name="P7"><text:tab/><text:tab/>Nom_matrice(c, i):= e <text:s text:c="2"/>(ou Nom_matrice(i,d):=e)</text:p>
      <text:p text:style-name="P7"><text:tab/>end loop</text:p>
      <text:p text:style-name="P7">Avec : a..b l'intervalle dans lequel on veut changer les valeurs des cases </text:p>
      <text:p text:style-name="P7"><text:tab/>c la ligne où on veut modifier les cases</text:p>
      <text:p text:style-name="P7"><text:tab/>d : la colonne où on veut modifier les cases</text:p>
      <text:p text:style-name="P18"><text:s text:c="9"/>e la valeur à mettre dans cette case </text:p>
      <text:p text:style-name="P18"/>
      <text:p text:style-name="P18"/>
      <text:p text:style-name="P18"/>
      <text:p text:style-name="P23">Lien utiles JAVA :</text:p>
      <text:list xml:id="list520494162" text:style-name="L10">
        <text:list-item>
          <text:p text:style-name="P20">Description format .pgm : <text:a xlink:type="simple" xlink:href="https://www.enseignement.polytechnique.fr/informatique/profs/Philippe.Chassignet/PGM/index.html">https://www.enseignement.polytechnique.fr/informatique/profs/Philippe.Chassignet/PGM/index.html</text:a></text:p>
        </text:list-item>
      </text:list>
      <text:list xml:id="list145357032" text:style-name="L9">
        <text:list-item>
          <text:p text:style-name="P19">Lecture de .pgm : <text:a xlink:type="simple" xlink:href="https://www.enseignement.polytechnique.fr/informatique/profs/Philippe.Chassignet/PGM/pgm_java.html">https://www.enseignement.polytechnique.fr/informatique/profs/Philippe.Chassignet/PGM/pgm_java.html</text:a></text:p>
        </text:list-item>
        <text:list-item>
          <text:p text:style-name="P19">Documentation java : <text:a xlink:type="simple" xlink:href="http://docs.oracle.com/javase/7/docs/api/">http://docs.oracle.com/javase/7/docs/api/</text:a></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Numbering_20_Symbols" style:display-name="Numbering Symbols" style:family="text">
      <style:text-properties style:font-name="Verdana"/>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3-03T16:43:14</dc:date>
    <meta:editing-duration>PT51M23S</meta:editing-duration>
    <meta:editing-cycles>11</meta:editing-cycles>
    <meta:document-statistic meta:table-count="0" meta:image-count="0" meta:object-count="0" meta:page-count="4" meta:paragraph-count="71" meta:word-count="611" meta:character-count="3587" meta:non-whitespace-character-count="3086"/>
  </office:meta>
</office:document-meta>
</file>